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TestPropertySourc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TestPropertySource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TestPropertySources.MergedTestPropertySources( String [ ] locations , String [ ]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TestPropertySources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TestPropertySources.equals( @ Nullable Object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rgedTestPropertySource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TestPropertySources.get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